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12.118cm"/>
    </style:style>
    <style:style style:name="Таблица1.A1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cm" fo:border="0.05pt solid #000000">
        <style:background-image/>
      </style:table-cell-properties>
    </style:style>
    <style:style style:name="Таблица1.A2" style:family="table-cell">
      <style:table-cell-properties fo:padding="0cm" fo:border-left="0.05pt solid #000000" fo:border-right="none" fo:border-top="none" fo:border-bottom="0.05pt solid #000000"/>
    </style:style>
    <style:style style:name="Таблица1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cm" fo:border-left="0.05pt solid #000000" fo:border-right="none" fo:border-top="none" fo:border-bottom="0.05pt solid #000000"/>
    </style:style>
    <style:style style:name="Таблица1.B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cm" fo:border-left="0.05pt solid #000000" fo:border-right="none" fo:border-top="none" fo:border-bottom="0.05pt solid #000000"/>
    </style:style>
    <style:style style:name="Таблица1.B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cm" fo:border-left="0.05pt solid #000000" fo:border-right="none" fo:border-top="none" fo:border-bottom="0.05pt solid #000000"/>
    </style:style>
    <style:style style:name="Таблица1.B5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cm" fo:border-left="0.05pt solid #000000" fo:border-right="none" fo:border-top="none" fo:border-bottom="0.05pt solid #000000"/>
    </style:style>
    <style:style style:name="Таблица1.B6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cm" fo:border-left="0.05pt solid #000000" fo:border-right="none" fo:border-top="none" fo:border-bottom="0.05pt solid #000000"/>
    </style:style>
    <style:style style:name="Таблица1.B7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cm" fo:border-left="0.05pt solid #000000" fo:border-right="none" fo:border-top="none" fo:border-bottom="0.05pt solid #000000"/>
    </style:style>
    <style:style style:name="Таблица1.B8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cm" fo:border-left="0.05pt solid #000000" fo:border-right="none" fo:border-top="none" fo:border-bottom="0.05pt solid #000000"/>
    </style:style>
    <style:style style:name="Таблица1.B9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0" style:family="table-cell">
      <style:table-cell-properties fo:padding="0cm" fo:border-left="0.05pt solid #000000" fo:border-right="none" fo:border-top="none" fo:border-bottom="0.05pt solid #000000"/>
    </style:style>
    <style:style style:name="Таблица1.B10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1" style:family="table-cell">
      <style:table-cell-properties fo:padding="0cm" fo:border-left="0.05pt solid #000000" fo:border-right="none" fo:border-top="none" fo:border-bottom="0.05pt solid #000000"/>
    </style:style>
    <style:style style:name="Таблица1.B11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2" style:family="table-cell">
      <style:table-cell-properties fo:padding="0cm" fo:border-left="0.05pt solid #000000" fo:border-right="none" fo:border-top="none" fo:border-bottom="0.05pt solid #000000"/>
    </style:style>
    <style:style style:name="Таблица1.B1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3" style:family="table-cell">
      <style:table-cell-properties fo:padding="0cm" fo:border-left="0.05pt solid #000000" fo:border-right="none" fo:border-top="none" fo:border-bottom="0.05pt solid #000000"/>
    </style:style>
    <style:style style:name="Таблица1.B1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4" style:family="table-cell">
      <style:table-cell-properties fo:padding="0cm" fo:border-left="0.05pt solid #000000" fo:border-right="none" fo:border-top="none" fo:border-bottom="0.05pt solid #000000"/>
    </style:style>
    <style:style style:name="Таблица1.B1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5" style:family="table-cell">
      <style:table-cell-properties fo:padding="0cm" fo:border-left="0.05pt solid #000000" fo:border-right="none" fo:border-top="none" fo:border-bottom="0.05pt solid #000000"/>
    </style:style>
    <style:style style:name="Таблица1.B15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6" style:family="table-cell">
      <style:table-cell-properties fo:padding="0cm" fo:border-left="0.05pt solid #000000" fo:border-right="none" fo:border-top="none" fo:border-bottom="0.05pt solid #000000"/>
    </style:style>
    <style:style style:name="Таблица1.B16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7" style:family="table-cell">
      <style:table-cell-properties fo:padding="0cm" fo:border-left="0.05pt solid #000000" fo:border-right="none" fo:border-top="none" fo:border-bottom="0.05pt solid #000000"/>
    </style:style>
    <style:style style:name="Таблица1.B17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895cm"/>
    </style:style>
    <style:style style:name="Таблица2.B" style:family="table-column">
      <style:table-column-properties style:column-width="12.118cm"/>
    </style:style>
    <style:style style:name="Таблица2.A1" style:family="table-cell">
      <style:table-cell-properties fo:padding="0cm" fo:border="0.05pt solid #000000"/>
    </style:style>
    <style:style style:name="Таблица2.A2" style:family="table-cell">
      <style:table-cell-properties fo:padding="0cm" fo:border-left="0.05pt solid #000000" fo:border-right="none" fo:border-top="none" fo:border-bottom="0.05pt solid #000000"/>
    </style:style>
    <style:style style:name="Таблица2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895cm"/>
    </style:style>
    <style:style style:name="Таблица3.B" style:family="table-column">
      <style:table-column-properties style:column-width="12.118cm"/>
    </style:style>
    <style:style style:name="Таблица3.A1" style:family="table-cell">
      <style:table-cell-properties fo:padding="0cm" fo:border="0.05pt solid #000000"/>
    </style:style>
    <style:style style:name="Таблица3.A2" style:family="table-cell">
      <style:table-cell-properties fo:padding="0cm" fo:border-left="0.05pt solid #000000" fo:border-right="none" fo:border-top="none" fo:border-bottom="0.05pt solid #000000"/>
    </style:style>
    <style:style style:name="Таблица3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895cm"/>
    </style:style>
    <style:style style:name="Таблица4.B" style:family="table-column">
      <style:table-column-properties style:column-width="12.118cm"/>
    </style:style>
    <style:style style:name="Таблица4.A1" style:family="table-cell">
      <style:table-cell-properties fo:padding="0cm" fo:border="0.05pt solid #000000"/>
    </style:style>
    <style:style style:name="Таблица4.A2" style:family="table-cell">
      <style:table-cell-properties fo:padding="0cm" fo:border-left="0.05pt solid #000000" fo:border-right="none" fo:border-top="none" fo:border-bottom="0.05pt solid #000000"/>
    </style:style>
    <style:style style:name="Таблица4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895cm"/>
    </style:style>
    <style:style style:name="Таблица5.B" style:family="table-column">
      <style:table-column-properties style:column-width="12.118cm"/>
    </style:style>
    <style:style style:name="Таблица5.A1" style:family="table-cell">
      <style:table-cell-properties fo:padding="0cm" fo:border="0.05pt solid #000000"/>
    </style:style>
    <style:style style:name="Таблица5.A2" style:family="table-cell">
      <style:table-cell-properties fo:padding="0cm" fo:border-left="0.05pt solid #000000" fo:border-right="none" fo:border-top="none" fo:border-bottom="0.05pt solid #000000"/>
    </style:style>
    <style:style style:name="Таблица5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895cm"/>
    </style:style>
    <style:style style:name="Таблица6.B" style:family="table-column">
      <style:table-column-properties style:column-width="12.118cm"/>
    </style:style>
    <style:style style:name="Таблица6.A1" style:family="table-cell">
      <style:table-cell-properties fo:padding="0cm" fo:border="0.05pt solid #000000"/>
    </style:style>
    <style:style style:name="Таблица6.A2" style:family="table-cell">
      <style:table-cell-properties fo:padding="0cm" fo:border-left="0.05pt solid #000000" fo:border-right="none" fo:border-top="none" fo:border-bottom="0.05pt solid #000000"/>
    </style:style>
    <style:style style:name="Таблица6.B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/>
      <style:text-properties fo:font-size="12pt" fo:language="en" fo:country="US" fo:font-style="normal" officeooo:rsid="006329b4" officeooo:paragraph-rsid="001f5ed4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normal" officeooo:rsid="00e61c8e" officeooo:paragraph-rsid="00206862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0e8f985" officeooo:paragraph-rsid="00236cb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US" fo:font-weight="bold" officeooo:rsid="00236cbd" officeooo:paragraph-rsid="00236cb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06fc813" officeooo:paragraph-rsid="006fc813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4062b1" style:font-size-asian="12pt" style:font-size-complex="12pt"/>
    </style:style>
    <style:style style:name="P7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normal" officeooo:rsid="006fc813" officeooo:paragraph-rsid="006fc81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782df8" officeooo:paragraph-rsid="00782df8" fo:background-color="#99ffcc" style:font-size-asian="12pt" style:font-size-complex="12pt"/>
    </style:style>
    <style:style style:name="P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206862" officeooo:paragraph-rsid="006dcca8" style:font-weight-asian="bold" style:font-weight-complex="bold"/>
    </style:style>
    <style:style style:name="P1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0dc94" officeooo:paragraph-rsid="00206862"/>
    </style:style>
    <style:style style:name="P1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00d993f" officeooo:paragraph-rsid="0083f856" style:font-weight-asian="normal" style:font-weight-complex="normal"/>
    </style:style>
    <style:style style:name="P1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00e9b44" officeooo:paragraph-rsid="0083f856" style:font-weight-asian="normal" style:font-weight-complex="normal"/>
    </style:style>
    <style:style style:name="P1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020dc94" officeooo:paragraph-rsid="0083f856" style:font-weight-asian="normal" style:font-weight-complex="normal"/>
    </style:style>
    <style:style style:name="P1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language="en" fo:country="US" officeooo:rsid="00236cbd" officeooo:paragraph-rsid="00236cbd"/>
    </style:style>
    <style:style style:name="P1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ffd320" fo:font-size="12pt" fo:language="en" fo:country="US" fo:font-weight="bold" officeooo:rsid="00018ec4" officeooo:paragraph-rsid="00261894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61894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795ac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9889e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e0529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e8400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e9f11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f01d8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79c9c0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7bcddc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7bd704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f01d8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2f01d8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31573c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35c8fd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3c39f6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3feaad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2f01d8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4c30" officeooo:paragraph-rsid="002f4c30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2ff8d0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348b8a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398024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3c39f6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2ff8d0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348b8a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398024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3c39f6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1573c" officeooo:paragraph-rsid="0031573c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1573c" officeooo:paragraph-rsid="00333f19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2f3de" officeooo:paragraph-rsid="0032f3de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48b8a" officeooo:paragraph-rsid="00348b8a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7d2b2" officeooo:paragraph-rsid="0037d2b2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7d2b2" officeooo:paragraph-rsid="003c39f6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7d2b2" officeooo:paragraph-rsid="003feaad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3b09cc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468da2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4b6d66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4baaa6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7b3abb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7d447c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3c39f6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8602ed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14c4d9b" officeooo:paragraph-rsid="004062b1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5c8fd" officeooo:paragraph-rsid="00348b8a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44444d" officeooo:paragraph-rsid="003b09cc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bold" officeooo:rsid="007230e9" officeooo:paragraph-rsid="007230e9" fo:background-color="transparent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weight="bold" officeooo:rsid="000d993f" officeooo:paragraph-rsid="0083f856" style:font-weight-asian="bold" style:font-weight-complex="bold"/>
    </style:style>
    <style:style style:name="P6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206862" officeooo:paragraph-rsid="00206862"/>
    </style:style>
    <style:style style:name="P6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261894" style:font-size-asian="12pt" style:font-size-complex="12pt"/>
    </style:style>
    <style:style style:name="P6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>
        <style:tab-stops>
          <style:tab-stop style:position="6.085cm"/>
        </style:tab-stops>
      </style:paragraph-properties>
      <style:text-properties officeooo:paragraph-rsid="004062b1"/>
    </style:style>
    <style:style style:name="P65" style:family="paragraph" style:parent-style-name="Text_20_body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font-style="italic" officeooo:rsid="00c13b24" officeooo:paragraph-rsid="001d19cc" style:font-size-asian="12pt" style:font-style-asian="italic" style:font-size-complex="12pt" style:font-style-complex="italic"/>
    </style:style>
    <style:style style:name="P66" style:family="paragraph" style:parent-style-name="Text_20_body">
      <style:paragraph-properties fo:margin-left="0.101cm" fo:margin-right="0cm" fo:margin-top="0cm" fo:margin-bottom="0cm" style:contextual-spacing="false" fo:text-indent="0cm" style:auto-text-indent="false"/>
      <style:text-properties fo:font-size="12pt" officeooo:rsid="0061f44e" officeooo:paragraph-rsid="001f5ed4" style:font-size-asian="12pt" style:font-size-complex="12pt"/>
    </style:style>
    <style:style style:name="P67" style:family="paragraph" style:parent-style-name="Title">
      <style:paragraph-properties fo:margin-left="0.101cm" fo:margin-right="0cm" fo:margin-top="0cm" fo:margin-bottom="0cm" style:contextual-spacing="false" fo:text-indent="0cm" style:auto-text-indent="false"/>
      <style:text-properties fo:font-size="18pt" officeooo:paragraph-rsid="001d19cc" style:font-size-asian="18pt" style:font-size-complex="18pt"/>
    </style:style>
    <style:style style:name="P68" style:family="paragraph" style:parent-style-name="Standard" style:master-page-name="">
      <style:paragraph-properties fo:margin-left="0.101cm" fo:margin-right="0cm" fo:margin-top="0cm" fo:margin-bottom="0cm" style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5c8fd" officeooo:paragraph-rsid="0035c8fd" fo:background-color="transparent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officeooo:rsid="0020dc94" officeooo:paragraph-rsid="00782df8" fo:background-color="#ffff66" style:font-size-asian="12pt" style:font-size-complex="12pt"/>
    </style:style>
    <style:style style:name="P7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98024" officeooo:paragraph-rsid="00398024" fo:background-color="transparent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3c39f6" fo:background-color="transparent" style:font-size-asian="12pt" style:font-weight-asian="normal" style:font-size-complex="12pt" style:font-weight-complex="normal"/>
    </style:style>
    <style:style style:name="P72" style:family="paragraph" style:parent-style-name="Standard" style:list-style-name="L1">
      <style:paragraph-properties fo:margin-top="0cm" fo:margin-bottom="0cm" style:contextual-spacing="false"/>
      <style:text-properties fo:font-size="12pt" fo:language="en" fo:country="US" fo:font-weight="normal" officeooo:rsid="006fc813" officeooo:paragraph-rsid="006fc813" style:font-size-asian="12pt" style:font-weight-asian="normal" style:font-size-complex="12pt" style:font-weight-complex="normal"/>
    </style:style>
    <style:style style:name="P73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officeooo:rsid="008b014f" officeooo:paragraph-rsid="00236cbd" style:font-size-asian="12pt" style:font-size-complex="12pt"/>
    </style:style>
    <style:style style:name="P74" style:family="paragraph" style:parent-style-name="Standard" style:list-style-name="L2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782df8" officeooo:paragraph-rsid="00782df8" fo:background-color="#99ffcc" style:font-size-asian="12pt" style:font-size-complex="12pt"/>
    </style:style>
    <style:style style:name="P75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/>
      <style:text-properties fo:color="#ffd320" fo:font-size="12pt" fo:language="en" fo:country="US" fo:font-weight="bold" officeooo:rsid="00377161" officeooo:paragraph-rsid="00236cbd" style:font-size-asian="12pt" style:font-weight-asian="bold" style:font-size-complex="12pt" style:font-weight-complex="bold"/>
    </style:style>
    <style:style style:name="P76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/>
      <style:text-properties fo:language="en" fo:country="US" officeooo:rsid="00377161" officeooo:paragraph-rsid="00236cbd"/>
    </style:style>
    <style:style style:name="P77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236cbd"/>
    </style:style>
    <style:style style:name="P7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8edfca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1573c" officeooo:paragraph-rsid="008f79a0" fo:background-color="transparent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48b8a" officeooo:paragraph-rsid="008f79a0" fo:background-color="transparent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903d07" fo:background-color="transparent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90703e" fo:background-color="transparent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90703e" fo:background-color="transparent" style:font-size-asian="12pt" style:font-weight-asian="normal" style:font-size-complex="12pt" style:font-weight-complex="normal"/>
    </style:style>
    <style:style style:name="P84" style:family="paragraph" style:parent-style-name="Field_5f_type" style:list-style-name="L2"/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61ca3f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1d19cc"/>
    </style:style>
    <style:style style:name="T6" style:family="text">
      <style:text-properties fo:language="en" fo:country="US" officeooo:rsid="001e9406"/>
    </style:style>
    <style:style style:name="T7" style:family="text">
      <style:text-properties fo:language="en" fo:country="US" officeooo:rsid="006329b4"/>
    </style:style>
    <style:style style:name="T8" style:family="text">
      <style:text-properties fo:language="en" fo:country="US" officeooo:rsid="00c26137"/>
    </style:style>
    <style:style style:name="T9" style:family="text">
      <style:text-properties fo:language="en" fo:country="US" officeooo:rsid="001f5ed4"/>
    </style:style>
    <style:style style:name="T10" style:family="text">
      <style:text-properties fo:language="en" fo:country="US" officeooo:rsid="0020dc94"/>
    </style:style>
    <style:style style:name="T11" style:family="text">
      <style:text-properties fo:language="en" fo:country="US" officeooo:rsid="003c39f6"/>
    </style:style>
    <style:style style:name="T12" style:family="text">
      <style:text-properties fo:language="en" fo:country="US" officeooo:rsid="003feaad"/>
    </style:style>
    <style:style style:name="T13" style:family="text">
      <style:text-properties fo:language="en" fo:country="US" officeooo:rsid="004baaa6"/>
    </style:style>
    <style:style style:name="T14" style:family="text">
      <style:text-properties fo:language="en" fo:country="US" officeooo:rsid="006d5413"/>
    </style:style>
    <style:style style:name="T15" style:family="text">
      <style:text-properties fo:language="en" fo:country="US" officeooo:rsid="0086d18d"/>
    </style:style>
    <style:style style:name="T16" style:family="text">
      <style:text-properties fo:language="en" fo:country="US" officeooo:rsid="008818bc"/>
    </style:style>
    <style:style style:name="T17" style:family="text">
      <style:text-properties fo:language="en" fo:country="US" officeooo:rsid="008f79a0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8f79a0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language="en" fo:country="US" officeooo:rsid="014c4d9b" style:font-size-asian="12pt" style:font-size-complex="12pt"/>
    </style:style>
    <style:style style:name="T22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23" style:family="text">
      <style:text-properties fo:color="#00cc00" fo:font-size="12pt" officeooo:rsid="003d3901" style:font-size-asian="12pt" style:font-size-complex="12pt"/>
    </style:style>
    <style:style style:name="T24" style:family="text">
      <style:text-properties officeooo:rsid="00e89e27"/>
    </style:style>
    <style:style style:name="T25" style:family="text">
      <style:text-properties officeooo:rsid="00b2cfc8"/>
    </style:style>
    <style:style style:name="T26" style:family="text">
      <style:text-properties officeooo:rsid="00261894"/>
    </style:style>
    <style:style style:name="T27" style:family="text">
      <style:text-properties officeooo:rsid="002f01d8"/>
    </style:style>
    <style:style style:name="T28" style:family="text">
      <style:text-properties officeooo:rsid="0031573c"/>
    </style:style>
    <style:style style:name="T29" style:family="text">
      <style:text-properties officeooo:rsid="00348b8a"/>
    </style:style>
    <style:style style:name="T30" style:family="text">
      <style:text-properties officeooo:rsid="0035c8fd"/>
    </style:style>
    <style:style style:name="T31" style:family="text">
      <style:text-properties officeooo:rsid="0041e5ea"/>
    </style:style>
    <style:style style:name="T32" style:family="text">
      <style:text-properties officeooo:rsid="004742ab"/>
    </style:style>
    <style:style style:name="T33" style:family="text">
      <style:text-properties officeooo:rsid="004b6d66"/>
    </style:style>
    <style:style style:name="T34" style:family="text">
      <style:text-properties officeooo:rsid="004baaa6"/>
    </style:style>
    <style:style style:name="T35" style:family="text">
      <style:text-properties officeooo:rsid="00500a98"/>
    </style:style>
    <style:style style:name="T36" style:family="text">
      <style:text-properties officeooo:rsid="00526daa"/>
    </style:style>
    <style:style style:name="T37" style:family="text">
      <style:text-properties officeooo:rsid="0054a194"/>
    </style:style>
    <style:style style:name="T38" style:family="text">
      <style:text-properties officeooo:rsid="006dcca8"/>
    </style:style>
    <style:style style:name="T39" style:family="text">
      <style:text-properties officeooo:rsid="00702626"/>
    </style:style>
    <style:style style:name="T40" style:family="text">
      <style:text-properties officeooo:rsid="00745554"/>
    </style:style>
    <style:style style:name="T41" style:family="text">
      <style:text-properties style:use-window-font-color="true"/>
    </style:style>
    <style:style style:name="T42" style:family="text">
      <style:text-properties officeooo:rsid="007b3abb"/>
    </style:style>
    <style:style style:name="T43" style:family="text">
      <style:text-properties officeooo:rsid="007bd704"/>
    </style:style>
    <style:style style:name="T44" style:family="text">
      <style:text-properties officeooo:rsid="007d4ecf"/>
    </style:style>
    <style:style style:name="T45" style:family="text">
      <style:text-properties officeooo:rsid="00840481"/>
    </style:style>
    <style:style style:name="T46" style:family="text">
      <style:text-properties officeooo:rsid="008602ed"/>
    </style:style>
    <style:style style:name="T47" style:family="text">
      <style:text-properties officeooo:rsid="008c0d99"/>
    </style:style>
    <style:style style:name="T48" style:family="text">
      <style:text-properties officeooo:rsid="008d75e2"/>
    </style:style>
    <style:style style:name="T49" style:family="text">
      <style:text-properties officeooo:rsid="008e73d3"/>
    </style:style>
    <style:style style:name="T50" style:family="text">
      <style:text-properties officeooo:rsid="008edfca"/>
    </style:style>
    <style:style style:name="T51" style:family="text">
      <style:text-properties officeooo:rsid="008f5356"/>
    </style:style>
    <style:style style:name="T52" style:family="text">
      <style:text-properties officeooo:rsid="008f79a0"/>
    </style:style>
    <style:style style:name="T53" style:family="text">
      <style:text-properties officeooo:rsid="00903d07"/>
    </style:style>
    <style:style style:name="T54" style:family="text">
      <style:text-properties officeooo:rsid="0090703e"/>
    </style:style>
    <style:style style:name="T55" style:family="text">
      <style:text-properties officeooo:rsid="0090e5c5"/>
    </style:style>
    <style:style style:name="T56" style:family="text">
      <style:text-properties officeooo:rsid="0092cb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<text:span text:style-name="T3">The </text:span><text:span text:style-name="T4">SMBX</text:span><text:span text:style-name="T16">64</text:span><text:span text:style-name="T4"> *.</text:span><text:span text:style-name="T5">WL</text:span><text:span text:style-name="T14">D</text:span><text:span text:style-name="T1"> </text:span><text:span text:style-name="T3">file </text:span><text:span text:style-name="T2">file description</text:span></text:p>
      <text:p text:style-name="P65"><text:span text:style-name="T2">It is probed by Wohlstand </text:span><text:span text:style-name="T1">02/</text:span><text:span text:style-name="T6">16</text:span><text:span text:style-name="T1">/2014<text:line-break/></text:span></text:p>
      <text:p text:style-name="P66"><text:span text:style-name="T1"><text:tab/>This is a </text:span><text:span text:style-name="T9">world map</text:span><text:span text:style-name="T1"> </text:span><text:span text:style-name="T9">and episode settings </text:span><text:span text:style-name="T1">codding file. </text:span><text:span text:style-name="T7">File </text:span><text:span text:style-name="T8">saving in</text:span><text:span text:style-name="T7"> text </text:span><text:span text:style-name="T8">format</text:span><text:span text:style-name="T7">.</text:span></text:p>
      <text:p text:style-name="P1">All parameters are written line by line without blank lines.</text:p>
      <text:p text:style-name="P1"/>
      <text:p text:style-name="P2"><text:span text:style-name="Descr_5f_ttl2">Introduction</text:span></text:p>
      <text:p text:style-name="P9"><text:span text:style-name="T38">Standart</text:span> parameters<text:span text:style-name="T18">:</text:span></text:p>
      <text:p text:style-name="P62">Max world size:<text:tab/>10000x10000 tiles</text:p>
      <text:p text:style-name="P62">Size of one tile<text:span text:style-name="T18">:<text:tab/></text:span><text:span text:style-name="T10">32x32 pixel</text:span></text:p>
      <text:p text:style-name="P10"/>
      <text:p text:style-name="P61"><text:span text:style-name="T10">L</text:span><text:span text:style-name="T1">imits:</text:span></text:p>
      <text:p text:style-name="P11">Tiles:<text:tab/>20000</text:p>
      <text:p text:style-name="P11">Paths:<text:tab/>2000</text:p>
      <text:p text:style-name="P11">Music-Boxes:<text:tab/>1000</text:p>
      <text:p text:style-name="P12">Sceneries:<text:tab/>5000</text:p>
      <text:p text:style-name="P13">Levels:<text:tab/>400</text:p>
      <text:p text:style-name="P14"><text:span text:style-name="Descr_5f_ttl2"/></text:p>
      <text:p text:style-name="P14"><text:span text:style-name="Descr_5f_ttl2">File Format Specification</text:span></text:p>
      <text:p text:style-name="P4"><text:span text:style-name="Descr_5f_ttl2"/></text:p>
      <text:p text:style-name="P5">Structure:</text:p>
      <text:list xml:id="list7629511690149873679" text:style-name="L1">
        <text:list-item>
          <text:p text:style-name="P72">[Header]</text:p>
        </text:list-item>
        <text:list-item>
          <text:p text:style-name="P72">[Tiles]</text:p>
        </text:list-item>
        <text:list-item>
          <text:p text:style-name="P72">“next”</text:p>
        </text:list-item>
        <text:list-item>
          <text:p text:style-name="P72">[Scenery]</text:p>
        </text:list-item>
        <text:list-item>
          <text:p text:style-name="P72">“next”</text:p>
        </text:list-item>
        <text:list-item>
          <text:p text:style-name="P72">[Paths]</text:p>
        </text:list-item>
        <text:list-item>
          <text:p text:style-name="P72">“next”</text:p>
        </text:list-item>
        <text:list-item>
          <text:p text:style-name="P72">[Level <text:span text:style-name="T40">points</text:span>]</text:p>
        </text:list-item>
        <text:list-item>
          <text:p text:style-name="P72">“next”</text:p>
        </text:list-item>
        <text:list-item>
          <text:p text:style-name="P72">[<text:span text:style-name="T45">Music-Boxes</text:span>]</text:p>
        </text:list-item>
        <text:list-item>
          <text:p text:style-name="P72">“<text:span text:style-name="T39">next”</text:span></text:p>
        </text:list-item>
      </text:list>
      <text:p text:style-name="P7"/>
      <text:p text:style-name="P3">The reference designations:</text:p>
      <text:list xml:id="list7521770132697948273" text:style-name="L2">
        <text:list-item>
          <text:p text:style-name="P73">standart parameter</text:p>
        </text:list-item>
        <text:list-item>
          <text:p text:style-name="P75">Comment title</text:p>
        </text:list-item>
        <text:list-item>
          <text:p text:style-name="P76"><text:span text:style-name="Descr"><text:span text:style-name="T20">Comment description</text:span></text:span></text:p>
        </text:list-item>
        <text:list-item>
          <text:p text:style-name="P76"><text:span text:style-name="Descr"><text:span text:style-name="T22">loop</text:span></text:span></text:p>
        </text:list-item>
        <text:list-item>
          <text:p text:style-name="P76"><text:span text:style-name="Descr"><text:span text:style-name="T23">variable</text:span></text:span></text:p>
        </text:list-item>
        <text:list-item>
          <text:p text:style-name="P77"><text:span text:style-name="Descr_5f_special"><text:span text:style-name="T20">Special option, using only under special conditions, differently is absent</text:span></text:span></text:p>
        </text:list-item>
        <text:list-item>
          <text:p text:style-name="P74"><text:span text:style-name="Descr_5f_FileFormatLimit">File format version limit</text:span></text:p>
        </text:list-item>
        <text:list-item>
          <text:p text:style-name="P84"><text:span text:style-name="Descr_5f_dtype">Data type</text:span></text:p>
        </text:list-item>
      </text:list>
      <text:p text:style-name="P8"><text:span text:style-name="Descr_5f_FileFormatLimit"/></text:p>
      <text:p text:style-name="P69"/>
      <text:p text:style-name="P63">--<text:span text:style-name="T24">File format description</text:span>--</text:p>
      <text:p text:style-name="P15">First <text:span text:style-name="T26">16</text:span>th lines <text:span text:style-name="T25">(Header and episode settings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0">Parameter</text:p>
          </table:table-cell>
          <table:table-cell table:style-name="Таблица1.B1" office:value-type="string">
            <text:p text:style-name="P60">Description</text:p>
          </table:table-cell>
        </table:table-row>
        <table:table-row>
          <table:table-cell table:style-name="Таблица1.A2" office:value-type="string">
            <text:p text:style-name="P17">64</text:p>
          </table:table-cell>
          <table:table-cell table:style-name="Таблица1.B2" office:value-type="string">
            <text:p text:style-name="P17"><text:span text:style-name="Descr_5f_dtype"><text:span text:style-name="T48">(unsigned </text:span></text:span><text:span text:style-name="Descr_5f_dtype">int</text:span><text:span text:style-name="Descr_5f_dtype"><text:span text:style-name="T48">)</text:span></text:span><text:span text:style-name="Descr"><text:span text:style-name="T47"> File format version (Last in SMBX is </text:span></text:span><text:span text:style-name="Descr">64</text:span><text:span text:style-name="Descr"><text:span text:style-name="T44">)</text:span></text:span></text:p>
          </table:table-cell>
        </table:table-row>
        <table:table-row>
          <table:table-cell table:style-name="Таблица1.A16" office:value-type="string">
            <text:p text:style-name="P16">"TheWorld"</text:p>
          </table:table-cell>
          <table:table-cell table:style-name="Таблица1.B3" office:value-type="string">
            <text:p text:style-name="P16"><text:span text:style-name="Descr_5f_dtype">(string)</text:span><text:span text:style-name="Descr"><text:span text:style-name="T49"> </text:span></text:span><text:span text:style-name="Descr">Episode name</text:span></text:p>
          </table:table-cell>
        </table:table-row>
        <table:table-row>
          <table:table-cell table:style-name="Таблица1.A16" office:value-type="string">
            <text:p text:style-name="P16">#FALSE#</text:p>
          </table:table-cell>
          <table:table-cell table:style-name="Таблица1.B4" office:value-type="string">
            <text:p text:style-name="P16"><text:span text:style-name="Descr_5f_dtype">(bool)</text:span><text:span text:style-name="Descr"><text:span text:style-name="T50"> </text:span></text:span><text:span text:style-name="Descr">Don't use Mario as player's character<text:tab/></text:span><text:span text:style-name="Descr_5f_FileFormatLimit">(&gt;=55)</text:span></text:p>
          </table:table-cell>
        </table:table-row>
        <table:table-row>
          <table:table-cell table:style-name="Таблица1.A16" office:value-type="string">
            <text:p text:style-name="P20">#FALSE#</text:p>
          </table:table-cell>
          <table:table-cell table:style-name="Таблица1.B5" office:value-type="string">
            <text:p text:style-name="P23"><text:span text:style-name="Descr_5f_dtype">(bool)</text:span><text:span text:style-name="Descr"><text:span text:style-name="T50"> </text:span></text:span><text:span text:style-name="Descr">Don't use Luigi as player's character<text:tab/><text:tab/></text:span><text:span text:style-name="Descr_5f_FileFormatLimit"><text:span text:style-name="T41">(&gt;=55)</text:span></text:span></text:p>
          </table:table-cell>
        </table:table-row>
        <table:table-row>
          <table:table-cell table:style-name="Таблица1.A16" office:value-type="string">
            <text:p text:style-name="P19">#FALSE#</text:p>
          </table:table-cell>
          <table:table-cell table:style-name="Таблица1.B6" office:value-type="string">
            <text:p text:style-name="P23"><text:span text:style-name="Descr_5f_dtype">(bool)</text:span><text:span text:style-name="Descr"><text:span text:style-name="T50"> </text:span></text:span><text:span text:style-name="Descr">Don't use Peach as player's character<text:tab/><text:tab/></text:span><text:span text:style-name="Descr_5f_FileFormatLimit"><text:span text:style-name="T41">(&gt;=55)</text:span></text:span></text:p>
          </table:table-cell>
        </table:table-row>
        <table:table-row>
          <table:table-cell table:style-name="Таблица1.A16" office:value-type="string">
            <text:p text:style-name="P21">#FALSE#</text:p>
          </table:table-cell>
          <table:table-cell table:style-name="Таблица1.B7" office:value-type="string">
            <text:p text:style-name="P23"><text:span text:style-name="Descr_5f_dtype">(bool)</text:span><text:span text:style-name="Descr"><text:span text:style-name="T50"> </text:span></text:span><text:span text:style-name="Descr">Don't use Toad as player's character<text:tab/><text:tab/></text:span><text:span text:style-name="Descr_5f_FileFormatLimit"><text:span text:style-name="T41">(&gt;=55)</text:span></text:span></text:p>
          </table:table-cell>
        </table:table-row>
        <table:table-row>
          <table:table-cell table:style-name="Таблица1.A16" office:value-type="string">
            <text:p text:style-name="P21">#FALSE#</text:p>
          </table:table-cell>
          <table:table-cell table:style-name="Таблица1.B8" office:value-type="string">
            <text:p text:style-name="P23"><text:span text:style-name="Descr_5f_dtype">(bool)</text:span><text:span text:style-name="Descr"><text:span text:style-name="T50"> </text:span></text:span><text:span text:style-name="Descr">Don't use Link as player's character<text:tab/><text:tab/></text:span><text:span text:style-name="Descr_5f_FileFormatLimit"><text:span text:style-name="T41">(&gt;=55)</text:span></text:span></text:p>
          </table:table-cell>
        </table:table-row>
        <table:table-row>
          <table:table-cell table:style-name="Таблица1.A16" office:value-type="string">
            <text:p text:style-name="P16">"test-level1.lvl"</text:p>
          </table:table-cell>
          <table:table-cell table:style-name="Таблица1.B9" office:value-type="string">
            <text:p text:style-name="P25"><text:span text:style-name="Descr_5f_dtype">(string)</text:span><text:span text:style-name="Descr"><text:span text:style-name="T50"> </text:span></text:span><text:span text:style-name="Descr">Auto</text:span><text:span text:style-name="Descr"><text:span text:style-name="T31"> s</text:span></text:span><text:span text:style-name="Descr">tart level file name<text:tab/><text:tab/><text:tab/></text:span><text:span text:style-name="Descr_5f_FileFormatLimit"><text:span text:style-name="T41">(&gt;=</text:span></text:span><text:span text:style-name="Descr_5f_FileFormatLimit"><text:span text:style-name="T43">10</text:span></text:span><text:span text:style-name="Descr_5f_FileFormatLimit"><text:span text:style-name="T41">)</text:span></text:span></text:p>
          </table:table-cell>
        </table:table-row>
        <table:table-row>
          <table:table-cell table:style-name="Таблица1.A16" office:value-type="string">
            <text:p text:style-name="P16">#FALSE#</text:p>
          </table:table-cell>
          <table:table-cell table:style-name="Таблица1.B10" office:value-type="string">
            <text:p text:style-name="P25"><text:span text:style-name="Descr_5f_dtype">(bool)</text:span><text:span text:style-name="Descr"><text:span text:style-name="T50"> </text:span></text:span><text:span text:style-name="Descr">Don't use world map in this episode<text:tab/><text:tab/></text:span><text:span text:style-name="Descr_5f_FileFormatLimit"><text:span text:style-name="T41">(&gt;=</text:span></text:span><text:span text:style-name="Descr_5f_FileFormatLimit"><text:span text:style-name="T43">10</text:span></text:span><text:span text:style-name="Descr_5f_FileFormatLimit"><text:span text:style-name="T41">)</text:span></text:span></text:p>
          </table:table-cell>
        </table:table-row>
        <table:table-row>
          <table:table-cell table:style-name="Таблица1.A16" office:value-type="string">
            <text:p text:style-name="P16">#FALSE#</text:p>
          </table:table-cell>
          <table:table-cell table:style-name="Таблица1.B11" office:value-type="string">
            <text:p text:style-name="P25"><text:span text:style-name="Descr_5f_dtype">(bool)</text:span><text:span text:style-name="Descr"><text:span text:style-name="T50"> </text:span></text:span><text:span text:style-name="Descr">Restart last level on player's character death<text:tab/></text:span><text:span text:style-name="Descr_5f_FileFormatLimit"><text:span text:style-name="T41">(&gt;=</text:span></text:span><text:span text:style-name="Descr_5f_FileFormatLimit"><text:span text:style-name="T43">10</text:span></text:span><text:span text:style-name="Descr_5f_FileFormatLimit"><text:span text:style-name="T41">)</text:span></text:span></text:p>
          </table:table-cell>
        </table:table-row>
        <table:table-row>
          <table:table-cell table:style-name="Таблица1.A16" office:value-type="string">
            <text:p text:style-name="P16">15</text:p>
          </table:table-cell>
          <table:table-cell table:style-name="Таблица1.B12" office:value-type="string">
            <text:p text:style-name="P24"><text:span text:style-name="Descr_5f_dtype">(unsigned int)</text:span><text:span text:style-name="Descr"><text:span text:style-name="T50"> </text:span></text:span><text:span text:style-name="Descr">Number of stars<text:tab/><text:tab/></text:span><text:span text:style-name="Descr_5f_FileFormatLimit"><text:span text:style-name="T41">(&gt;=</text:span></text:span><text:span text:style-name="Descr_5f_FileFormatLimit"><text:span text:style-name="T42">20</text:span></text:span><text:span text:style-name="Descr_5f_FileFormatLimit"><text:span text:style-name="T41">)</text:span></text:span></text:p>
          </table:table-cell>
        </table:table-row>
        <table:table-row>
          <table:table-cell table:style-name="Таблица1.A16" office:value-type="string">
            <text:p text:style-name="P16">"Author 1"</text:p>
          </table:table-cell>
          <table:table-cell table:style-name="Таблица1.B13" office:value-type="string">
            <text:p text:style-name="P25"><text:span text:style-name="Descr_5f_dtype">(string)</text:span><text:span text:style-name="Descr"><text:span text:style-name="T50"> </text:span></text:span><text:span text:style-name="Descr">Credits field<text:tab/><text:tab/></text:span><text:span text:style-name="Descr_5f_FileFormatLimit"><text:span text:style-name="T41">(&gt;=</text:span></text:span><text:span text:style-name="Descr_5f_FileFormatLimit"><text:span text:style-name="T43">10</text:span></text:span><text:span text:style-name="Descr_5f_FileFormatLimit"><text:span text:style-name="T41">)</text:span></text:span></text:p>
          </table:table-cell>
        </table:table-row>
        <table:table-row>
          <table:table-cell table:style-name="Таблица1.A16" office:value-type="string">
            <text:p text:style-name="P18">"Author 2"</text:p>
          </table:table-cell>
          <table:table-cell table:style-name="Таблица1.B14" office:value-type="string">
            <text:p text:style-name="P78"><text:span text:style-name="Descr_5f_dtype"><text:span text:style-name="T41">(string)</text:span></text:span><text:span text:style-name="Descr"><text:span text:style-name="T50"> </text:span></text:span><text:span text:style-name="Descr">Credits field<text:tab/><text:tab/></text:span><text:span text:style-name="Descr_5f_FileFormatLimit"><text:span text:style-name="T41">(&gt;=</text:span></text:span><text:span text:style-name="Descr_5f_FileFormatLimit"><text:span text:style-name="T43">10</text:span></text:span><text:span text:style-name="Descr_5f_FileFormatLimit"><text:span text:style-name="T41">)</text:span></text:span></text:p>
          </table:table-cell>
        </table:table-row>
        <table:table-row>
          <table:table-cell table:style-name="Таблица1.A16" office:value-type="string">
            <text:p text:style-name="P18">"Author 3"</text:p>
          </table:table-cell>
          <table:table-cell table:style-name="Таблица1.B15" office:value-type="string">
            <text:p text:style-name="P78"><text:span text:style-name="Descr_5f_dtype"><text:span text:style-name="T41">(string)</text:span></text:span><text:span text:style-name="Descr"><text:span text:style-name="T50"> </text:span></text:span><text:span text:style-name="Descr">Credits field<text:tab/><text:tab/></text:span><text:span text:style-name="Descr_5f_FileFormatLimit"><text:span text:style-name="T41">(&gt;=</text:span></text:span><text:span text:style-name="Descr_5f_FileFormatLimit"><text:span text:style-name="T43">10</text:span></text:span><text:span text:style-name="Descr_5f_FileFormatLimit"><text:span text:style-name="T41">)</text:span></text:span></text:p>
          </table:table-cell>
        </table:table-row>
        <table:table-row>
          <table:table-cell table:style-name="Таблица1.A16" office:value-type="string">
            <text:p text:style-name="P18">"Author 4"</text:p>
          </table:table-cell>
          <table:table-cell table:style-name="Таблица1.B16" office:value-type="string">
            <text:p text:style-name="P78"><text:span text:style-name="Descr_5f_dtype"><text:span text:style-name="T41">(string)</text:span></text:span><text:span text:style-name="Descr"><text:span text:style-name="T50"> </text:span></text:span><text:span text:style-name="Descr">Credits field<text:tab/><text:tab/></text:span><text:span text:style-name="Descr_5f_FileFormatLimit"><text:span text:style-name="T41">(&gt;=</text:span></text:span><text:span text:style-name="Descr_5f_FileFormatLimit"><text:span text:style-name="T43">10</text:span></text:span><text:span text:style-name="Descr_5f_FileFormatLimit"><text:span text:style-name="T41">)</text:span></text:span></text:p>
          </table:table-cell>
        </table:table-row>
        <table:table-row>
          <table:table-cell table:style-name="Таблица1.A17" office:value-type="string">
            <text:p text:style-name="P18">"Author 5"</text:p>
          </table:table-cell>
          <table:table-cell table:style-name="Таблица1.B17" office:value-type="string">
            <text:p text:style-name="P78"><text:span text:style-name="Descr_5f_dtype"><text:span text:style-name="T41">(string)</text:span></text:span><text:span text:style-name="Descr"><text:span text:style-name="T50"> </text:span></text:span><text:span text:style-name="Descr">Credits field<text:tab/><text:tab/></text:span><text:span text:style-name="Descr_5f_FileFormatLimit"><text:span text:style-name="T41">(&gt;=</text:span></text:span><text:span text:style-name="Descr_5f_FileFormatLimit"><text:span text:style-name="T43">10</text:span></text:span><text:span text:style-name="Descr_5f_FileFormatLimit"><text:span text:style-name="T41">)</text:span></text:span></text:p>
          </table:table-cell>
        </table:table-row>
      </table:table>
      <text:p text:style-name="P18"><text:span text:style-name="Descr"/></text:p>
      <text:p text:style-name="P26"><text:span text:style-name="Descr_5f_ttl">Tiles </text:span><text:span text:style-name="Descr_5f_ttl"><text:span text:style-name="T27">descriptions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27"><text:span text:style-name="Descr_5f_loop">(Loop = number of tiles on world map)</text:span></text:p>
          </table:table-cell>
          <table:covered-table-cell/>
        </table:table-row>
        <table:table-row>
          <table:table-cell table:style-name="Таблица2.A2" office:value-type="string">
            <text:p text:style-name="P32">352</text:p>
          </table:table-cell>
          <table:table-cell table:style-name="Таблица2.B2" office:value-type="string">
            <text:p text:style-name="P22"><text:span text:style-name="Descr_5f_dtype">(long)</text:span> <text:span text:style-name="Descr">Position x (+right/-left)</text:span></text:p>
          </table:table-cell>
        </table:table-row>
        <table:table-row>
          <table:table-cell table:style-name="Таблица2.A2" office:value-type="string">
            <text:p text:style-name="P32">256</text:p>
          </table:table-cell>
          <table:table-cell table:style-name="Таблица2.B2" office:value-type="string">
            <text:p text:style-name="P78"><text:span text:style-name="Descr_5f_dtype">(long)</text:span> <text:span text:style-name="Descr">Position y (-up/+down)</text:span></text:p>
          </table:table-cell>
        </table:table-row>
        <table:table-row>
          <table:table-cell table:style-name="Таблица2.A2" office:value-type="string">
            <text:p text:style-name="P32">139</text:p>
          </table:table-cell>
          <table:table-cell table:style-name="Таблица2.B2" office:value-type="string">
            <text:p text:style-name="P78"><text:span text:style-name="Descr_5f_dtype">(</text:span><text:span text:style-name="Descr_5f_dtype"><text:span text:style-name="T50">unsigned </text:span></text:span><text:span text:style-name="Descr_5f_dtype">long)</text:span> <text:span text:style-name="Descr">Tile </text:span><text:span text:style-name="Descr"><text:span text:style-name="T51">ID</text:span></text:span></text:p>
          </table:table-cell>
        </table:table-row>
        <table:table-row>
          <table:table-cell table:style-name="Таблица2.B2" table:number-columns-spanned="2" office:value-type="string">
            <text:p text:style-name="P33"><text:span text:style-name="Descr_5f_loop">(Loop end)</text:span></text:p>
          </table:table-cell>
          <table:covered-table-cell/>
        </table:table-row>
      </table:table>
      <text:p text:style-name="P38"><text:span text:style-name="Descr_5f_ttl">Marker between tiles and scen</text:span><text:span text:style-name="Descr_5f_ttl"><text:span text:style-name="T28">e</text:span></text:span><text:span text:style-name="Descr_5f_ttl">ry objects</text:span></text:p>
      <text:p text:style-name="P34">"next"</text:p>
      <text:p text:style-name="P34"/>
      <text:p text:style-name="P38"><text:span text:style-name="Descr_5f_ttl">Scen</text:span><text:span text:style-name="Descr_5f_ttl"><text:span text:style-name="T35">e</text:span></text:span><text:span text:style-name="Descr_5f_ttl">ry objects description</text:span><text:span text:style-name="Descr_5f_ttl"><text:span text:style-name="T36">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table:number-columns-spanned="2" office:value-type="string">
            <text:p text:style-name="P28"><text:span text:style-name="Descr_5f_loop">(Loop = number of </text:span><text:span text:style-name="Descr_5f_loop"><text:span text:style-name="T28">scenery objects</text:span></text:span><text:span text:style-name="Descr_5f_loop"> on world map)</text:span></text:p>
          </table:table-cell>
          <table:covered-table-cell/>
        </table:table-row>
        <table:table-row>
          <table:table-cell table:style-name="Таблица3.A2" office:value-type="string">
            <text:p text:style-name="P43">352</text:p>
          </table:table-cell>
          <table:table-cell table:style-name="Таблица3.B2" office:value-type="string">
            <text:p text:style-name="P79"><text:span text:style-name="Descr_5f_dtype">(long)</text:span><text:span text:style-name="Descr"><text:span text:style-name="T50"> </text:span></text:span><text:span text:style-name="Descr">Position x (+right/-left)</text:span></text:p>
          </table:table-cell>
        </table:table-row>
        <table:table-row>
          <table:table-cell table:style-name="Таблица3.A2" office:value-type="string">
            <text:p text:style-name="P43">224</text:p>
          </table:table-cell>
          <table:table-cell table:style-name="Таблица3.B2" office:value-type="string">
            <text:p text:style-name="P79"><text:span text:style-name="Descr_5f_dtype">(long)</text:span><text:span text:style-name="Descr"><text:span text:style-name="T50"> </text:span></text:span><text:span text:style-name="Descr">Position y (-up/+down)</text:span></text:p>
          </table:table-cell>
        </table:table-row>
        <table:table-row>
          <table:table-cell table:style-name="Таблица3.A2" office:value-type="string">
            <text:p text:style-name="P42">9</text:p>
          </table:table-cell>
          <table:table-cell table:style-name="Таблица3.B2" office:value-type="string">
            <text:p text:style-name="P79"><text:span text:style-name="Descr_5f_dtype">(unsigned long)</text:span><text:span text:style-name="Descr"><text:span text:style-name="T50"> </text:span></text:span><text:span text:style-name="Descr">Scenery object </text:span><text:span text:style-name="Descr"><text:span text:style-name="T52">ID</text:span></text:span></text:p>
          </table:table-cell>
        </table:table-row>
        <table:table-row>
          <table:table-cell table:style-name="Таблица3.B2" table:number-columns-spanned="2" office:value-type="string">
            <text:p text:style-name="P44"><text:span text:style-name="Descr_5f_loop">(Loop end)</text:span></text:p>
          </table:table-cell>
          <table:covered-table-cell/>
        </table:table-row>
      </table:table>
      <text:p text:style-name="P39"><text:span text:style-name="Descr_5f_ttl">Marker between scen</text:span><text:span text:style-name="Descr_5f_ttl"><text:span text:style-name="T28">e</text:span></text:span><text:span text:style-name="Descr_5f_ttl">ry objects </text:span><text:span text:style-name="Descr_5f_ttl"><text:span text:style-name="T29">and paths</text:span></text:span></text:p>
      <text:p text:style-name="P35">"next"</text:p>
      <text:p text:style-name="P42"/>
      <text:p text:style-name="P68"><text:span text:style-name="Descr_5f_ttl">Paths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29"><text:span text:style-name="Descr_5f_loop">(Loop = number of </text:span><text:span text:style-name="Descr_5f_loop"><text:span text:style-name="T30">paths</text:span></text:span><text:span text:style-name="Descr_5f_loop"> on world map)</text:span></text:p>
          </table:table-cell>
          <table:covered-table-cell/>
        </table:table-row>
        <table:table-row>
          <table:table-cell table:style-name="Таблица4.A2" office:value-type="string">
            <text:p text:style-name="P45">160</text:p>
          </table:table-cell>
          <table:table-cell table:style-name="Таблица4.B2" office:value-type="string">
            <text:p text:style-name="P80"><text:span text:style-name="Descr_5f_dtype">(long)</text:span><text:span text:style-name="Descr"><text:span text:style-name="T50"> </text:span></text:span><text:span text:style-name="Descr">Position x</text:span></text:p>
          </table:table-cell>
        </table:table-row>
        <table:table-row>
          <table:table-cell table:style-name="Таблица4.A2" office:value-type="string">
            <text:p text:style-name="P58">32</text:p>
          </table:table-cell>
          <table:table-cell table:style-name="Таблица4.B2" office:value-type="string">
            <text:p text:style-name="P80"><text:span text:style-name="Descr_5f_dtype">(long)</text:span><text:span text:style-name="Descr"><text:span text:style-name="T50"> </text:span></text:span><text:span text:style-name="Descr">Position y</text:span></text:p>
          </table:table-cell>
        </table:table-row>
        <table:table-row>
          <table:table-cell table:style-name="Таблица4.A2" office:value-type="string">
            <text:p text:style-name="P45">1</text:p>
          </table:table-cell>
          <table:table-cell table:style-name="Таблица4.B2" office:value-type="string">
            <text:p text:style-name="P80"><text:span text:style-name="Descr_5f_dtype">(unsigned long)</text:span><text:span text:style-name="Descr"><text:span text:style-name="T50"> </text:span></text:span><text:span text:style-name="Descr">path </text:span><text:span text:style-name="Descr"><text:span text:style-name="T52">ID</text:span></text:span></text:p>
          </table:table-cell>
        </table:table-row>
        <table:table-row>
          <table:table-cell table:style-name="Таблица4.B2" table:number-columns-spanned="2" office:value-type="string">
            <text:p text:style-name="P46"><text:span text:style-name="Descr_5f_loop">(Loop end)</text:span></text:p>
          </table:table-cell>
          <table:covered-table-cell/>
        </table:table-row>
      </table:table>
      <text:p text:style-name="P45"/>
      <text:p text:style-name="P40"><text:span text:style-name="Descr_5f_ttl">Marker between </text:span><text:span text:style-name="Descr_5f_ttl"><text:span text:style-name="T29">paths and level points</text:span></text:span></text:p>
      <text:p text:style-name="P36">"next"</text:p>
      <text:p text:style-name="P45"/>
      <text:p text:style-name="P70"><text:span text:style-name="Descr_5f_ttl">Levels </text:span><text:span text:style-name="Descr_5f_ttl"><text:span text:style-name="T34">points descriptions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30"><text:span text:style-name="Descr_5f_loop">(Loop = number of </text:span><text:span text:style-name="Descr_5f_loop"><text:span text:style-name="T11">level </text:span></text:span><text:span text:style-name="Descr_5f_loop"><text:span text:style-name="T13">points</text:span></text:span><text:span text:style-name="Descr_5f_loop"><text:span text:style-name="T11"> </text:span></text:span><text:span text:style-name="Descr_5f_loop">on world map)</text:span></text:p>
          </table:table-cell>
          <table:covered-table-cell/>
        </table:table-row>
        <table:table-row>
          <table:table-cell table:style-name="Таблица5.A2" office:value-type="string">
            <text:p text:style-name="P49">192</text:p>
          </table:table-cell>
          <table:table-cell table:style-name="Таблица5.B2" office:value-type="string">
            <text:p text:style-name="P49"><text:span text:style-name="Descr_5f_dtype">(long)</text:span><text:span text:style-name="Descr"><text:span text:style-name="T53"> </text:span></text:span><text:span text:style-name="Descr">Position x</text:span></text:p>
          </table:table-cell>
        </table:table-row>
        <table:table-row>
          <table:table-cell table:style-name="Таблица5.A2" office:value-type="string">
            <text:p text:style-name="P59">32</text:p>
          </table:table-cell>
          <table:table-cell table:style-name="Таблица5.B2" office:value-type="string">
            <text:p text:style-name="P81"><text:span text:style-name="Descr_5f_dtype">(long)</text:span><text:span text:style-name="Descr"><text:span text:style-name="T53"> </text:span></text:span><text:span text:style-name="Descr">Position y</text:span></text:p>
          </table:table-cell>
        </table:table-row>
        <table:table-row>
          <table:table-cell table:style-name="Таблица5.A2" office:value-type="string">
            <text:p text:style-name="P49">1</text:p>
          </table:table-cell>
          <table:table-cell table:style-name="Таблица5.B2" office:value-type="string">
            <text:p text:style-name="P81"><text:span text:style-name="Descr_5f_dtype">(unsigned long)</text:span><text:span text:style-name="Descr"><text:span text:style-name="T53"> </text:span></text:span><text:span text:style-name="Descr">Level icon </text:span><text:span text:style-name="Descr"><text:span text:style-name="T53">ID</text:span></text:span></text:p>
          </table:table-cell>
        </table:table-row>
        <table:table-row>
          <table:table-cell table:style-name="Таблица5.A2" office:value-type="string">
            <text:p text:style-name="P49">"filehack.lvl"</text:p>
          </table:table-cell>
          <table:table-cell table:style-name="Таблица5.B2" office:value-type="string">
            <text:p text:style-name="P49"><text:span text:style-name="Descr_5f_dtype">(string)</text:span><text:span text:style-name="Descr"><text:span text:style-name="T54"> </text:span></text:span><text:span text:style-name="Descr">Level file name</text:span></text:p>
          </table:table-cell>
        </table:table-row>
        <table:table-row>
          <table:table-cell table:style-name="Таблица5.A2" office:value-type="string">
            <text:p text:style-name="P49">"Some pipe"</text:p>
          </table:table-cell>
          <table:table-cell table:style-name="Таблица5.B2" office:value-type="string">
            <text:p text:style-name="P49"><text:span text:style-name="Descr_5f_dtype">(string)</text:span><text:span text:style-name="Descr"><text:span text:style-name="T54"> </text:span></text:span><text:span text:style-name="Descr">Level title</text:span></text:p>
          </table:table-cell>
        </table:table-row>
        <table:table-row>
          <table:table-cell table:style-name="Таблица5.A2" office:value-type="string">
            <text:p text:style-name="P50">-1</text:p>
          </table:table-cell>
          <table:table-cell table:style-name="Таблица5.B2" office:value-type="string">
            <text:p text:style-name="P82"><text:span text:style-name="Descr_5f_dtype">(int)</text:span><text:span text:style-name="Descr"><text:span text:style-name="T53"> </text:span></text:span><text:span text:style-name="Descr">Level top exit type (-1 is '</text:span><text:span text:style-name="Descr"><text:span text:style-name="T33">any</text:span></text:span><text:span text:style-name="Descr">')</text:span></text:p>
          </table:table-cell>
        </table:table-row>
        <table:table-row>
          <table:table-cell table:style-name="Таблица5.A2" office:value-type="string">
            <text:p text:style-name="P51">-1</text:p>
          </table:table-cell>
          <table:table-cell table:style-name="Таблица5.B2" office:value-type="string">
            <text:p text:style-name="P51"><text:span text:style-name="Descr_5f_dtype">(int)</text:span><text:span text:style-name="Descr"><text:span text:style-name="T54"> </text:span></text:span><text:span text:style-name="Descr">Level left exit type (-1 is '</text:span><text:span text:style-name="Descr"><text:span text:style-name="T33">any</text:span></text:span><text:span text:style-name="Descr">')</text:span></text:p>
          </table:table-cell>
        </table:table-row>
        <table:table-row>
          <table:table-cell table:style-name="Таблица5.A2" office:value-type="string">
            <text:p text:style-name="P51">-1</text:p>
          </table:table-cell>
          <table:table-cell table:style-name="Таблица5.B2" office:value-type="string">
            <text:p text:style-name="P51"><text:span text:style-name="Descr_5f_dtype">(int)</text:span><text:span text:style-name="Descr"><text:span text:style-name="T54"> </text:span></text:span><text:span text:style-name="Descr">Level bottom exit type (-1 is '</text:span><text:span text:style-name="Descr"><text:span text:style-name="T33">any</text:span></text:span><text:span text:style-name="Descr">')</text:span></text:p>
          </table:table-cell>
        </table:table-row>
        <table:table-row>
          <table:table-cell table:style-name="Таблица5.A2" office:value-type="string">
            <text:p text:style-name="P51">-1</text:p>
          </table:table-cell>
          <table:table-cell table:style-name="Таблица5.B2" office:value-type="string">
            <text:p text:style-name="P51"><text:span text:style-name="Descr_5f_dtype">(int)</text:span><text:span text:style-name="Descr"><text:span text:style-name="T54"> </text:span></text:span><text:span text:style-name="Descr">Level right exit type (-1 is '</text:span><text:span text:style-name="Descr"><text:span text:style-name="T33">any</text:span></text:span><text:span text:style-name="Descr">')</text:span></text:p>
          </table:table-cell>
        </table:table-row>
        <table:table-row>
          <table:table-cell table:style-name="Таблица5.A2" office:value-type="string">
            <text:p text:style-name="P49">0</text:p>
          </table:table-cell>
          <table:table-cell table:style-name="Таблица5.B2" office:value-type="string">
            <text:p text:style-name="P54"><text:span text:style-name="Descr_5f_dtype">(unsigned int)</text:span><text:span text:style-name="Descr"><text:span text:style-name="T54"> </text:span></text:span><text:span text:style-name="Descr">Number of door to warp (0 – is norma</text:span><text:span text:style-name="Descr"><text:span text:style-name="T32">l</text:span></text:span><text:span text:style-name="Descr"> warp)</text:span><text:span text:style-name="Descr_5f_FileFormatLimit"><text:span text:style-name="T41">(&gt;=</text:span></text:span><text:span text:style-name="Descr_5f_FileFormatLimit"><text:span text:style-name="T43">10</text:span></text:span><text:span text:style-name="Descr_5f_FileFormatLimit"><text:span text:style-name="T41">)</text:span></text:span></text:p>
          </table:table-cell>
        </table:table-row>
        <table:table-row>
          <table:table-cell table:style-name="Таблица5.A2" office:value-type="string">
            <text:p text:style-name="P49">#FALSE#</text:p>
          </table:table-cell>
          <table:table-cell table:style-name="Таблица5.B2" office:value-type="string">
            <text:p text:style-name="P53"><text:span text:style-name="Descr_5f_dtype">(bool)</text:span><text:span text:style-name="Descr"><text:span text:style-name="T54"> </text:span></text:span><text:span text:style-name="Descr">Always visible<text:tab/></text:span><text:span text:style-name="Descr_5f_FileFormatLimit"><text:span text:style-name="T41">(&gt;=</text:span></text:span><text:span text:style-name="Descr_5f_FileFormatLimit"><text:span text:style-name="T42">28</text:span></text:span><text:span text:style-name="Descr_5f_FileFormatLimit"><text:span text:style-name="T41">)</text:span></text:span></text:p>
          </table:table-cell>
        </table:table-row>
        <table:table-row>
          <table:table-cell table:style-name="Таблица5.A2" office:value-type="string">
            <text:p text:style-name="P49">#FALSE#</text:p>
          </table:table-cell>
          <table:table-cell table:style-name="Таблица5.B2" office:value-type="string">
            <text:p text:style-name="P53"><text:span text:style-name="Descr_5f_dtype">(bool)</text:span><text:span text:style-name="Descr"><text:span text:style-name="T54"> </text:span></text:span><text:span text:style-name="Descr">Path background<text:tab/></text:span><text:span text:style-name="Descr_5f_FileFormatLimit"><text:span text:style-name="T41">(&gt;=</text:span></text:span><text:span text:style-name="Descr_5f_FileFormatLimit"><text:span text:style-name="T42">28</text:span></text:span><text:span text:style-name="Descr_5f_FileFormatLimit"><text:span text:style-name="T41">)</text:span></text:span></text:p>
          </table:table-cell>
        </table:table-row>
        <table:table-row>
          <table:table-cell table:style-name="Таблица5.A2" office:value-type="string">
            <text:p text:style-name="P49">#TRUE#</text:p>
          </table:table-cell>
          <table:table-cell table:style-name="Таблица5.B2" office:value-type="string">
            <text:p text:style-name="P53"><text:span text:style-name="Descr_5f_dtype">(bool)</text:span><text:span text:style-name="Descr"><text:span text:style-name="T54"> </text:span></text:span><text:span text:style-name="Descr">Is Game start point<text:tab/></text:span><text:span text:style-name="Descr_5f_FileFormatLimit"><text:span text:style-name="T41">(&gt;=</text:span></text:span><text:span text:style-name="Descr_5f_FileFormatLimit"><text:span text:style-name="T42">28</text:span></text:span><text:span text:style-name="Descr_5f_FileFormatLimit"><text:span text:style-name="T41">)</text:span></text:span></text:p>
          </table:table-cell>
        </table:table-row>
        <table:table-row>
          <table:table-cell table:style-name="Таблица5.A2" office:value-type="string">
            <text:p text:style-name="P49">-1</text:p>
          </table:table-cell>
          <table:table-cell table:style-name="Таблица5.B2" office:value-type="string">
            <text:p text:style-name="P53"><text:span text:style-name="Descr_5f_dtype">(long)</text:span><text:span text:style-name="Descr"><text:span text:style-name="T55"> </text:span></text:span><text:span text:style-name="Descr">Go to world map position x (-1 is normal level point) </text:span><text:span text:style-name="Descr_5f_FileFormatLimit"><text:span text:style-name="T41">(&gt;=</text:span></text:span><text:span text:style-name="Descr_5f_FileFormatLimit"><text:span text:style-name="T42">28</text:span></text:span><text:span text:style-name="Descr_5f_FileFormatLimit"><text:span text:style-name="T41">)</text:span></text:span></text:p>
          </table:table-cell>
        </table:table-row>
        <table:table-row>
          <table:table-cell table:style-name="Таблица5.A2" office:value-type="string">
            <text:p text:style-name="P52">-1</text:p>
          </table:table-cell>
          <table:table-cell table:style-name="Таблица5.B2" office:value-type="string">
            <text:p text:style-name="P53"><text:span text:style-name="Descr_5f_dtype">(long)</text:span><text:span text:style-name="Descr"><text:span text:style-name="T55"> </text:span></text:span><text:span text:style-name="Descr">Go to world map position y<text:tab/><text:tab/><text:tab/><text:tab/></text:span><text:span text:style-name="Descr_5f_FileFormatLimit"><text:span text:style-name="T41">(&gt;=</text:span></text:span><text:span text:style-name="Descr_5f_FileFormatLimit"><text:span text:style-name="T42">28</text:span></text:span><text:span text:style-name="Descr_5f_FileFormatLimit"><text:span text:style-name="T41">)</text:span></text:span></text:p>
          </table:table-cell>
        </table:table-row>
        <table:table-row>
          <table:table-cell table:style-name="Таблица5.A2" office:value-type="string">
            <text:p text:style-name="P49">#TRUE#</text:p>
          </table:table-cell>
          <table:table-cell table:style-name="Таблица5.B2" office:value-type="string">
            <text:p text:style-name="P53"><text:span text:style-name="Descr_5f_dtype">(bool)</text:span><text:span text:style-name="Descr"><text:span text:style-name="T56"> </text:span></text:span><text:span text:style-name="Descr">Big background<text:tab/><text:tab/><text:tab/><text:tab/></text:span><text:span text:style-name="Descr_5f_FileFormatLimit"><text:span text:style-name="T41">(&gt;=</text:span></text:span><text:span text:style-name="Descr_5f_FileFormatLimit"><text:span text:style-name="T42">28</text:span></text:span><text:span text:style-name="Descr_5f_FileFormatLimit"><text:span text:style-name="T41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47"><text:span text:style-name="Descr_5f_loop">(Loop end)</text:span></text:p>
          </table:table-cell>
          <table:covered-table-cell/>
        </table:table-row>
      </table:table>
      <text:p text:style-name="P49"/>
      <text:p text:style-name="P41"><text:span text:style-name="Descr_5f_ttl">Marker between </text:span><text:span text:style-name="Descr_5f_ttl"><text:span text:style-name="T29">level points and music-boxes</text:span></text:span></text:p>
      <text:p text:style-name="P37">"next"</text:p>
      <text:p text:style-name="P56"><text:span text:style-name="Descr_5f_ttl"><text:span text:style-name="T46">Music-Boxes</text:span>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31"><text:span text:style-name="Descr_5f_loop">(Loop = number of </text:span><text:span text:style-name="Descr_5f_loop"><text:span text:style-name="T12">music</text:span></text:span><text:span text:style-name="Descr_5f_loop"><text:span text:style-name="T15">-boxes</text:span></text:span><text:span text:style-name="Descr_5f_loop"><text:span text:style-name="T12"> </text:span></text:span><text:span text:style-name="Descr_5f_loop">on world map)</text:span></text:p>
          </table:table-cell>
          <table:covered-table-cell/>
        </table:table-row>
        <table:table-row>
          <table:table-cell table:style-name="Таблица6.A2" office:value-type="string">
            <text:p text:style-name="P55">224</text:p>
          </table:table-cell>
          <table:table-cell table:style-name="Таблица6.B2" office:value-type="string">
            <text:p text:style-name="P83"><text:span text:style-name="Descr_5f_dtype">(long)</text:span><text:span text:style-name="Descr"><text:span text:style-name="T53"> </text:span></text:span><text:span text:style-name="Descr">Position x</text:span></text:p>
          </table:table-cell>
        </table:table-row>
        <table:table-row>
          <table:table-cell table:style-name="Таблица6.A2" office:value-type="string">
            <text:p text:style-name="P55">256</text:p>
          </table:table-cell>
          <table:table-cell table:style-name="Таблица6.B2" office:value-type="string">
            <text:p text:style-name="P83"><text:span text:style-name="Descr_5f_dtype">(long)</text:span><text:span text:style-name="Descr"><text:span text:style-name="T53"> </text:span></text:span><text:span text:style-name="Descr">Position y</text:span></text:p>
          </table:table-cell>
        </table:table-row>
        <table:table-row>
          <table:table-cell table:style-name="Таблица6.A2" office:value-type="string">
            <text:p text:style-name="P55">7</text:p>
          </table:table-cell>
          <table:table-cell table:style-name="Таблица6.B2" office:value-type="string">
            <text:p text:style-name="P83"><text:span text:style-name="Descr_5f_dtype">(unsigned long)</text:span><text:span text:style-name="Descr"><text:span text:style-name="T53"> World </text:span></text:span><text:span text:style-name="Descr">Music </text:span><text:span text:style-name="Descr"><text:span text:style-name="T54">ID</text:span></text:span></text:p>
          </table:table-cell>
        </table:table-row>
        <table:table-row>
          <table:table-cell table:style-name="Таблица6.B2" table:number-columns-spanned="2" office:value-type="string">
            <text:p text:style-name="P48"><text:span text:style-name="Descr_5f_loop">(Loop end)</text:span></text:p>
          </table:table-cell>
          <table:covered-table-cell/>
        </table:table-row>
      </table:table>
      <text:p text:style-name="P55"/>
      <text:p text:style-name="P71"><text:span text:style-name="Descr_5f_ttl">Reserved marker </text:span><text:span text:style-name="Descr_5f_ttl"><text:span text:style-name="T37">(must by)</text:span></text:span></text:p>
      <text:p text:style-name="P55">"next"</text:p>
      <text:p text:style-name="P55"/>
      <text:p text:style-name="P64"><text:span text:style-name="Descr_5f_loop"><text:span text:style-name="T20"/></text:span></text:p>
      <text:p text:style-name="P6">--End of file--</text:p>
      <text:p text:style-name="P57"><text:span text:style-name="Descr_5f_ttl2"><text:span text:style-name="T2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eld_5f_type" style:display-name="Field_type" style:family="paragraph" style:parent-style-name="Standard" style:class="list">
      <style:paragraph-properties fo:margin-top="0cm" fo:margin-bottom="0cm" style:contextual-spacing="false" fo:text-align="start" style:justify-single-word="false">
        <style:tab-stops>
          <style:tab-stop style:position="6.085cm"/>
        </style:tab-stops>
      </style:paragraph-properties>
      <style:text-properties fo:font-size="12pt" fo:language="en" fo:country="US" officeooo:rsid="00782df8" fo:background-color="#99ffcc" style:font-size-asian="12pt" style:font-size-complex="12pt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scr_5f_FileFormatLimit" style:display-name="Descr_FileFormatLimit" style:family="text">
      <style:text-properties fo:font-size="12pt" fo:language="en" fo:country="US" officeooo:rsid="00782df8" fo:background-color="#99ffcc" style:font-size-asian="12pt" style:language-asian="zxx" style:country-asian="none" style:font-size-complex="12pt" style:language-complex="zxx" style:country-complex="none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M45S</meta:editing-duration>
    <meta:editing-cycles>137</meta:editing-cycles>
    <meta:generator>LibreOffice/4.2.0.4$Windows_x86 LibreOffice_project/05dceb5d363845f2cf968344d7adab8dcfb2ba71</meta:generator>
    <dc:date>2014-04-29T19:38:44.661000000</dc:date>
    <meta:document-statistic meta:table-count="6" meta:image-count="0" meta:object-count="0" meta:page-count="3" meta:paragraph-count="154" meta:word-count="536" meta:character-count="3161" meta:non-whitespace-character-count="2778"/>
    <meta:user-defined meta:name="Info 1"/>
    <meta:user-defined meta:name="Info 2"/>
    <meta:user-defined meta:name="Info 3"/>
    <meta:user-defined meta:name="Info 4"/>
  </office:meta>
</office:document-meta>
</file>